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agat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agator.postProcessAfterInitialization( Object bean ,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agator.getBeanDefinition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agat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agator.setExcludeBeans( Collection exclude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